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03:15:0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eral</text:span></text:p>
            </table:table-cell>
            <table:table-cell table:style-name="TableHeaderRowCell" office:value-type="string">
              <text:p text:style-name="P39"><text:span text:style-name="T1">Float Literal</text:span></text:p>
            </table:table-cell>
            <table:table-cell table:style-name="TableHeaderRowCell" office:value-type="string">
              <text:p text:style-name="P40"><text:span text:style-name="T1">Double Literal</text:span></text:p>
            </table:table-cell>
            <table:table-cell table:style-name="TableHeaderRowCell" office:value-type="string">
              <text:p text:style-name="P41"><text:span text:style-name="T1">Decimal Li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1T19:15:11Z</meta:creation-date>
    <dc:date>2021-06-21T19:15:11Z</dc:date>
    <meta:user-defined meta:name="date" meta:value-type="string">June  21, 2021 (03:15:0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